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+----------------+</text:span></text:p>
      <text:p text:style-name="P1"><text:span text:style-name="T1">|<text:s text:c="4"/>Handler<text:s text:c="5"/>|</text:span></text:p>
      <text:p text:style-name="P1"><text:span text:style-name="T1">+----------------+</text:span></text:p>
      <text:p text:style-name="P1"><text:span text:style-name="T1">| - next: Handler|</text:span></text:p>
      <text:p text:style-name="P1"><text:span text:style-name="T1">+----------------+</text:span></text:p>
      <text:p text:style-name="P1"><text:span text:style-name="T1">| + handleRequest(request) |</text:span></text:p>
      <text:p text:style-name="P1"><text:span text:style-name="T1">| + setNext(handler: Handler) |</text:span></text:p>
      <text:p text:style-name="P1"><text:span text:style-name="T1">+----------------+</text:span></text:p>
      <text:p text:style-name="P1"><text:span text:style-name="T1"><text:s text:c="9"/>^</text:span></text:p>
      <text:p text:style-name="P1"><text:span text:style-name="T1"><text:s text:c="9"/>|</text:span></text:p>
      <text:p text:style-name="P1"><text:span text:style-name="T1"><text:s text:c="9"/>|</text:span></text:p>
      <text:p text:style-name="P1"><text:span text:style-name="T1">+----------------+</text:span></text:p>
      <text:p text:style-name="P1"><text:span text:style-name="T1">| ConcreteHandler1 |</text:span></text:p>
      <text:p text:style-name="P1"><text:span text:style-name="T1">+----------------+</text:span></text:p>
      <text:p text:style-name="P1"><text:span text:style-name="T1">| + handleRequest(request) |</text:span></text:p>
      <text:p text:style-name="P1"><text:span text:style-name="T1">+----------------+</text:span></text:p>
      <text:p text:style-name="P1"><text:span text:style-name="T1"><text:s text:c="9"/>^</text:span></text:p>
      <text:p text:style-name="P1"><text:span text:style-name="T1"><text:s text:c="9"/>|</text:span></text:p>
      <text:p text:style-name="P1"><text:span text:style-name="T1"><text:s text:c="9"/>|</text:span></text:p>
      <text:p text:style-name="P1"><text:span text:style-name="T1">+----------------+</text:span></text:p>
      <text:p text:style-name="P1"><text:span text:style-name="T1">| ConcreteHandler2 |</text:span></text:p>
      <text:p text:style-name="P1"><text:span text:style-name="T1">+----------------+</text:span></text:p>
      <text:p text:style-name="P1"><text:span text:style-name="T1">| + handleRequest(request) |</text:span></text:p>
      <text:p text:style-name="P1"><text:span text:style-name="T1">+----------------+</text:span></text:p>
      <text:p text:style-name="P1"><text:span text:style-name="T1"/></text:p>
      <text:p text:style-name="P1"><text:span text:style-name="T1">+----------------+</text:span></text:p>
      <text:p text:style-name="P1"><text:span text:style-name="T1">|<text:s text:c="4"/>Client<text:s text:c="6"/>|</text:span></text:p>
      <text:p text:style-name="P1"><text:span text:style-name="T1">+----------------+</text:span></text:p>
      <text:p text:style-name="P1"><text:span text:style-name="T1">| + makeRequest() |</text:span></text:p>
      <text:p text:style-name="P1"><text:span text:style-name="T1">+----------------+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